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3.81mm"/>
    </style:style>
    <style:style style:name="co6" style:family="table-column">
      <style:table-column-properties fo:break-before="auto" style:column-width="2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White Calibration White Confidence</text:p>
          </table:table-cell>
          <table:table-cell/>
          <table:table-cell table:style-name="ce1" table:number-columns-repeated="8"/>
          <table:table-cell/>
          <table:table-cell office:value-type="string" calcext:value-type="string">
            <text:p>White Calibration Crowd Confidence</text:p>
          </table:table-cell>
          <table:table-cell/>
          <table:table-cell table:style-name="ce1"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All</text:p>
          </table:table-cell>
          <table:table-cell table:style-name="ce1" table:number-columns-repeated="2"/>
          <table:table-cell table:style-name="ce2" office:value-type="string" calcext:value-type="string">
            <text:p>200, 1000, 4000</text:p>
          </table:table-cell>
          <table:table-cell table:style-name="ce1" table:number-columns-repeated="2"/>
          <table:table-cell table:style-name="ce1" office:value-type="string" calcext:value-type="string">
            <text:p>500, 1000, 2000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All</text:p>
          </table:table-cell>
          <table:table-cell table:style-name="ce1" table:number-columns-repeated="2"/>
          <table:table-cell table:style-name="ce2" office:value-type="string" calcext:value-type="string">
            <text:p>200, 1000, 4000</text:p>
          </table:table-cell>
          <table:table-cell table:style-name="ce1" table:number-columns-repeated="2"/>
          <table:table-cell table:style-name="ce1" office:value-type="string" calcext:value-type="string">
            <text:p>500, 1000, 2000</text:p>
          </table:table-cell>
          <table:table-cell table:style-name="ce1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ample Size</text:p>
          </table:table-cell>
          <table:table-cell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/>
          <table:table-cell office:value-type="string" calcext:value-type="string">
            <text:p>Sample Size</text:p>
          </table:table-cell>
          <table:table-cell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15121728296285" calcext:value-type="float">
            <text:p>0.15121728296285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160519988371127" calcext:value-type="float">
            <text:p>0.160519988371127</text:p>
          </table:table-cell>
          <table:table-cell/>
          <table:table-cell office:value-type="float" office:value="0.2925" calcext:value-type="float">
            <text:p>0.2925</text:p>
          </table:table-cell>
          <table:table-cell office:value-type="float" office:value="0.233719917850405" calcext:value-type="float">
            <text:p>0.23371991785040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3875" calcext:value-type="float">
            <text:p>0.3875</text:p>
          </table:table-cell>
          <table:table-cell office:value-type="float" office:value="0.166608323121426" calcext:value-type="float">
            <text:p>0.16660832312142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171075032271418" calcext:value-type="float">
            <text:p>0.17107503227141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266708330078634" calcext:value-type="float">
            <text:p>0.26670833007863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1925" calcext:value-type="float">
            <text:p>0.1925</text:p>
          </table:table-cell>
          <table:table-cell office:value-type="float" office:value="0.183734409769464" calcext:value-type="float">
            <text:p>0.183734409769464</text:p>
          </table:table-cell>
          <table:table-cell/>
          <table:table-cell office:value-type="float" office:value="0.1775" calcext:value-type="float">
            <text:p>0.1775</text:p>
          </table:table-cell>
          <table:table-cell office:value-type="float" office:value="0.176705970470723" calcext:value-type="float">
            <text:p>0.176705970470723</text:p>
          </table:table-cell>
          <table:table-cell/>
          <table:table-cell office:value-type="float" office:value="0.2875" calcext:value-type="float">
            <text:p>0.2875</text:p>
          </table:table-cell>
          <table:table-cell office:value-type="float" office:value="0.241712639305436" calcext:value-type="float">
            <text:p>0.24171263930543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3825" calcext:value-type="float">
            <text:p>0.3825</text:p>
          </table:table-cell>
          <table:table-cell office:value-type="float" office:value="0.182825052987822" calcext:value-type="float">
            <text:p>0.182825052987822</text:p>
          </table:table-cell>
          <table:table-cell/>
          <table:table-cell office:value-type="float" office:value="0.3875" calcext:value-type="float">
            <text:p>0.3875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258069758011279" calcext:value-type="float">
            <text:p>0.25806975801127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0.175404294892305" calcext:value-type="float">
            <text:p>0.17540429489230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75119007154183" calcext:value-type="float">
            <text:p>0.175119007154183</text:p>
          </table:table-cell>
          <table:table-cell/>
          <table:table-cell office:value-type="float" office:value="0.2675" calcext:value-type="float">
            <text:p>0.2675</text:p>
          </table:table-cell>
          <table:table-cell office:value-type="float" office:value="0.240190896302642" calcext:value-type="float">
            <text:p>0.2401908963026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4025" calcext:value-type="float">
            <text:p>0.4025</text:p>
          </table:table-cell>
          <table:table-cell office:value-type="float" office:value="0.183915741577495" calcext:value-type="float">
            <text:p>0.183915741577495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0.190525588832577" calcext:value-type="float">
            <text:p>0.19052558883257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23832750575626" calcext:value-type="float">
            <text:p>0.2383275057562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675" calcext:value-type="float">
            <text:p>0.1675</text:p>
          </table:table-cell>
          <table:table-cell office:value-type="float" office:value="0.163783393541592" calcext:value-type="float">
            <text:p>0.163783393541592</text:p>
          </table:table-cell>
          <table:table-cell/>
          <table:table-cell office:value-type="float" office:value="0.1225" calcext:value-type="float">
            <text:p>0.1225</text:p>
          </table:table-cell>
          <table:table-cell office:value-type="float" office:value="0.174045013334673" calcext:value-type="float">
            <text:p>0.174045013334673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220982653919563" calcext:value-type="float">
            <text:p>0.22098265391956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3925" calcext:value-type="float">
            <text:p>0.3925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220378462347541" calcext:value-type="float">
            <text:p>0.220378462347541</text:p>
          </table:table-cell>
          <table:table-cell/>
          <table:table-cell office:value-type="float" office:value="0.3475" calcext:value-type="float">
            <text:p>0.3475</text:p>
          </table:table-cell>
          <table:table-cell office:value-type="float" office:value="0.22544400635191" calcext:value-type="float">
            <text:p>0.2254440063519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05" calcext:value-type="float">
            <text:p>0.205</text:p>
          </table:table-cell>
          <table:table-cell office:value-type="float" office:value="0.180831413200251" calcext:value-type="float">
            <text:p>0.180831413200251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168720676464583" calcext:value-type="float">
            <text:p>0.168720676464583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00499376557634" calcext:value-type="float">
            <text:p>0.2004993765576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625" calcext:value-type="float">
            <text:p>0.3625</text:p>
          </table:table-cell>
          <table:table-cell office:value-type="float" office:value="0.229691822521685" calcext:value-type="float">
            <text:p>0.229691822521685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233595091272626" calcext:value-type="float">
            <text:p>0.233595091272626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0.186993761036743" calcext:value-type="float">
            <text:p>0.18699376103674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0.184842275106824" calcext:value-type="float">
            <text:p>0.184842275106824</text:p>
          </table:table-cell>
          <table:table-cell/>
          <table:table-cell office:value-type="float" office:value="0.1175" calcext:value-type="float">
            <text:p>0.1175</text:p>
          </table:table-cell>
          <table:table-cell office:value-type="float" office:value="0.0754431353183751" calcext:value-type="float">
            <text:p>0.075443135318375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0.204368947412924" calcext:value-type="float">
            <text:p>0.2043689474129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314695620136877" calcext:value-type="float">
            <text:p>0.314695620136877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0.279702222610642" calcext:value-type="float">
            <text:p>0.279702222610642</text:p>
          </table:table-cell>
          <table:table-cell/>
          <table:table-cell office:value-type="float" office:value="0.2275" calcext:value-type="float">
            <text:p>0.2275</text:p>
          </table:table-cell>
          <table:table-cell office:value-type="float" office:value="0.0977667291737498" calcext:value-type="float">
            <text:p>0.097766729173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rowd Calibration Crowd Confidence</text:p>
          </table:table-cell>
          <table:table-cell/>
          <table:table-cell table:style-name="ce1" table:number-columns-repeated="8"/>
          <table:table-cell/>
          <table:table-cell office:value-type="string" calcext:value-type="string">
            <text:p>Crowd Calibration White Confidence</text:p>
          </table:table-cell>
          <table:table-cell/>
          <table:table-cell table:style-name="ce1" table:number-columns-repeated="8"/>
          <table:table-cell table:number-columns-repeated="1002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ll</text:p>
          </table:table-cell>
          <table:table-cell table:style-name="ce1" table:number-columns-repeated="2"/>
          <table:table-cell table:style-name="ce2" office:value-type="string" calcext:value-type="string">
            <text:p>200, 1000, 4000</text:p>
          </table:table-cell>
          <table:table-cell table:style-name="ce1" table:number-columns-repeated="2"/>
          <table:table-cell table:style-name="ce1" office:value-type="string" calcext:value-type="string">
            <text:p>500, 1000, 2000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All</text:p>
          </table:table-cell>
          <table:table-cell table:style-name="ce1" table:number-columns-repeated="2"/>
          <table:table-cell table:style-name="ce2" office:value-type="string" calcext:value-type="string">
            <text:p>200, 1000, 4000</text:p>
          </table:table-cell>
          <table:table-cell table:style-name="ce1" table:number-columns-repeated="2"/>
          <table:table-cell table:style-name="ce1" office:value-type="string" calcext:value-type="string">
            <text:p>500, 1000, 2000</text:p>
          </table:table-cell>
          <table:table-cell table:style-name="ce1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ample Size</text:p>
          </table:table-cell>
          <table:table-cell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/>
          <table:table-cell office:value-type="string" calcext:value-type="string">
            <text:p>Sample Size</text:p>
          </table:table-cell>
          <table:table-cell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Mean Diff</text:p>
          </table:table-cell>
          <table:table-cell table:style-name="ce1" office:value-type="string" calcext:value-type="string">
            <text:p>Stdev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0465474668125631" calcext:value-type="float">
            <text:p>0.046547466812563</text:p>
          </table:table-cell>
          <table:table-cell/>
          <table:table-cell office:value-type="float" office:value="0.1525" calcext:value-type="float">
            <text:p>0.1525</text:p>
          </table:table-cell>
          <table:table-cell office:value-type="float" office:value="0.0618465843842649" calcext:value-type="float">
            <text:p>0.06184658438426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77028133388609" calcext:value-type="float">
            <text:p>0.07702813338860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2275" calcext:value-type="float">
            <text:p>0.2275</text:p>
          </table:table-cell>
          <table:table-cell office:value-type="float" office:value="0.175760253375633" calcext:value-type="float">
            <text:p>0.1757602533756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883176086632785" calcext:value-type="float">
            <text:p>0.088317608663279</text:p>
          </table:table-cell>
          <table:table-cell/>
          <table:table-cell office:value-type="float" office:value="0.2175" calcext:value-type="float">
            <text:p>0.2175</text:p>
          </table:table-cell>
          <table:table-cell office:value-type="float" office:value="0.165" calcext:value-type="float">
            <text:p>0.16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424264068711929" calcext:value-type="float">
            <text:p>0.04242640687119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509901951359278" calcext:value-type="float">
            <text:p>0.050990195135928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0.0685565460040105" calcext:value-type="float">
            <text:p>0.0685565460040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155777619273972" calcext:value-type="float">
            <text:p>0.155777619273972</text:p>
          </table:table-cell>
          <table:table-cell/>
          <table:table-cell office:value-type="float" office:value="0.1725" calcext:value-type="float">
            <text:p>0.1725</text:p>
          </table:table-cell>
          <table:table-cell office:value-type="float" office:value="0.0884590300647707" calcext:value-type="float">
            <text:p>0.088459030064771</text:p>
          </table:table-cell>
          <table:table-cell/>
          <table:table-cell office:value-type="float" office:value="0.2225" calcext:value-type="float">
            <text:p>0.2225</text:p>
          </table:table-cell>
          <table:table-cell office:value-type="float" office:value="0.150637534056644" calcext:value-type="float">
            <text:p>0.15063753405664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325" calcext:value-type="float">
            <text:p>0.1325</text:p>
          </table:table-cell>
          <table:table-cell office:value-type="float" office:value="0.0377491721763537" calcext:value-type="float">
            <text:p>0.03774917217635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627162924074226" calcext:value-type="float">
            <text:p>0.062716292407423</text:p>
          </table:table-cell>
          <table:table-cell/>
          <table:table-cell office:value-type="float" office:value="0.0775" calcext:value-type="float">
            <text:p>0.0775</text:p>
          </table:table-cell>
          <table:table-cell office:value-type="float" office:value="0.079320026895272" calcext:value-type="float">
            <text:p>0.07932002689527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2375" calcext:value-type="float">
            <text:p>0.2375</text:p>
          </table:table-cell>
          <table:table-cell office:value-type="float" office:value="0.154784796841723" calcext:value-type="float">
            <text:p>0.154784796841723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0.100166528008778" calcext:value-type="float">
            <text:p>0.100166528008778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151657508881031" calcext:value-type="float">
            <text:p>0.15165750888103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275" calcext:value-type="float">
            <text:p>0.1275</text:p>
          </table:table-cell>
          <table:table-cell office:value-type="float" office:value="0.0457347424467075" calcext:value-type="float">
            <text:p>0.045734742446708</text:p>
          </table:table-cell>
          <table:table-cell/>
          <table:table-cell office:value-type="float" office:value="0.2125" calcext:value-type="float">
            <text:p>0.2125</text:p>
          </table:table-cell>
          <table:table-cell office:value-type="float" office:value="0.0718215380880508" calcext:value-type="float">
            <text:p>0.071821538088051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.067515430335097" calcext:value-type="float">
            <text:p>0.06751543033509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575" calcext:value-type="float">
            <text:p>0.2575</text:p>
          </table:table-cell>
          <table:table-cell office:value-type="float" office:value="0.156710986638887" calcext:value-type="float">
            <text:p>0.156710986638887</text:p>
          </table:table-cell>
          <table:table-cell/>
          <table:table-cell office:value-type="float" office:value="0.185" calcext:value-type="float">
            <text:p>0.185</text:p>
          </table:table-cell>
          <table:table-cell office:value-type="float" office:value="0.102794292967395" calcext:value-type="float">
            <text:p>0.102794292967395</text:p>
          </table:table-cell>
          <table:table-cell/>
          <table:table-cell office:value-type="float" office:value="0.2225" calcext:value-type="float">
            <text:p>0.2225</text:p>
          </table:table-cell>
          <table:table-cell office:value-type="float" office:value="0.15713582235336" calcext:value-type="float">
            <text:p>0.1571358223533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678232998312527" calcext:value-type="float">
            <text:p>0.067823299831253</text:p>
          </table:table-cell>
          <table:table-cell/>
          <table:table-cell office:value-type="float" office:value="0.2125" calcext:value-type="float">
            <text:p>0.2125</text:p>
          </table:table-cell>
          <table:table-cell office:value-type="float" office:value="0.097082439194738" calcext:value-type="float">
            <text:p>0.097082439194738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.0946484724300046" calcext:value-type="float">
            <text:p>0.0946484724300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725" calcext:value-type="float">
            <text:p>0.2725</text:p>
          </table:table-cell>
          <table:table-cell office:value-type="float" office:value="0.226623770450792" calcext:value-type="float">
            <text:p>0.22662377045079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192180470738661" calcext:value-type="float">
            <text:p>0.19218047073866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184571575998762" calcext:value-type="float">
            <text:p>0.184571575998762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725" calcext:value-type="float">
            <text:p>0.072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0.0975" calcext:value-type="float">
            <text:p>0.0975</text:p>
          </table:table-cell>
          <table:table-cell office:value-type="float" office:value="0.108128010555391" calcext:value-type="float">
            <text:p>0.108128010555391</text:p>
          </table:table-cell>
          <table:table-cell/>
          <table:table-cell office:value-type="float" office:value="0.0775" calcext:value-type="float">
            <text:p>0.0775</text:p>
          </table:table-cell>
          <table:table-cell office:value-type="float" office:value="0.0718215380880508" calcext:value-type="float">
            <text:p>0.07182153808805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525" calcext:value-type="float">
            <text:p>0.2525</text:p>
          </table:table-cell>
          <table:table-cell office:value-type="float" office:value="0.136961065027012" calcext:value-type="float">
            <text:p>0.136961065027012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109544511501033" calcext:value-type="float">
            <text:p>0.10954451150103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70098010962308" calcext:value-type="float">
            <text:p>0.170098010962308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4:54:07.597883839</meta:creation-date>
    <dc:date>2019-07-24T15:35:37.809864543</dc:date>
    <meta:editing-duration>PT5M20S</meta:editing-duration>
    <meta:editing-cycles>1</meta:editing-cycles>
    <meta:document-statistic meta:table-count="1" meta:cell-count="212" meta:object-count="0"/>
    <meta:generator>LibreOffice/6.2.4.2.0$Linux_X86_64 LibreOffice_project/20$Build-2</meta:generator>
  </office:meta>
</office:document-meta>
</file>